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-color="#ffffff" draw:textarea-horizontal-align="justify" draw:textarea-vertical-align="middle" draw:auto-grow-height="false" fo:min-height="1.478cm" fo:min-width="4.25cm" fo:padding-top="0.15cm" fo:padding-bottom="0.15cm" fo:padding-left="0.275cm" fo:padding-right="0.275cm"/>
    </style:style>
    <style:style style:name="gr3" style:family="graphic" style:parent-style-name="standard">
      <style:graphic-properties svg:stroke-color="#673604" draw:fill-color="#673604" draw:textarea-horizontal-align="justify" draw:textarea-vertical-align="middle" draw:auto-grow-height="false" fo:min-height="1.49cm" fo:min-width="0.1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1.5cm" fo:min-width="0.1cm"/>
    </style:style>
    <style:style style:name="gr5" style:family="graphic" style:parent-style-name="standard">
      <style:graphic-properties svg:stroke-color="#00a65d" draw:fill-color="#00a65d" draw:textarea-horizontal-align="justify" draw:textarea-vertical-align="middle" draw:auto-grow-height="false" fo:min-height="1.47cm" fo:min-width="0.1cm"/>
    </style:style>
    <style:style style:name="gr6" style:family="graphic" style:parent-style-name="standard">
      <style:graphic-properties svg:stroke-color="#ccbe00" draw:fill-color="#ccbe00" draw:textarea-horizontal-align="justify" draw:textarea-vertical-align="middle" draw:auto-grow-height="false" fo:min-height="1.46cm" fo:min-width="0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673604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-color="#00a65d"/>
      <style:paragraph-properties fo:text-align="center"/>
    </style:style>
    <style:style style:name="P6" style:family="paragraph">
      <loext:graphic-properties draw:fill-color="#ccbe00"/>
      <style:paragraph-properties fo:text-align="center"/>
    </style:style>
    <style:style style:name="P7" style:family="paragraph">
      <style:text-properties fo:font-size="10pt"/>
    </style:style>
    <style:style style:name="P8" style:family="paragraph">
      <loext:graphic-properties draw:fill="none" draw:fill-color="#ffffff"/>
      <style:text-properties fo:font-size="10pt" style:font-size-asian="18pt" style:font-size-complex="18pt"/>
    </style:style>
    <style:style style:name="P9" style:family="paragraph">
      <loext:graphic-properties draw:fill-color="#ffffff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cm" svg:y1="4.4cm" svg:x2="12cm" svg:y2="4.4cm">
          <text:p/>
        </draw:line>
        <draw:custom-shape draw:style-name="gr2" draw:text-style-name="P2" draw:layer="layout" svg:width="4.8cm" svg:height="1.778cm" svg:x="5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6cm" svg:height="1.74cm" svg:x="6.1cm" svg:y="3.4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0.6cm" svg:height="1.75cm" svg:x="6.9cm" svg:y="3.4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0.6cm" svg:height="1.72cm" svg:x="7.7cm" svg:y="3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6cm" svg:height="1.71cm" svg:x="9.3cm" svg:y="3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8" draw:layer="layout" svg:width="1.653cm" svg:height="0.645cm" draw:transform="rotate (1.58772602053924) translate (6.076cm 6.715cm)">
          <draw:text-box>
            <text:p text:style-name="P7"><text:span text:style-name="T1">Faixa 1</text:span></text:p>
          </draw:text-box>
        </draw:frame>
        <draw:frame draw:style-name="gr7" draw:text-style-name="P8" draw:layer="layout" svg:width="1.653cm" svg:height="0.645cm" draw:transform="rotate (1.58772602053924) translate (6.877cm 6.715cm)">
          <draw:text-box>
            <text:p text:style-name="P7"><text:span text:style-name="T1">Faixa 2</text:span></text:p>
          </draw:text-box>
        </draw:frame>
        <draw:frame draw:style-name="gr7" draw:text-style-name="P8" draw:layer="layout" svg:width="1.653cm" svg:height="0.645cm" draw:transform="rotate (1.58772602053924) translate (7.678cm 6.715cm)">
          <draw:text-box>
            <text:p text:style-name="P7"><text:span text:style-name="T1">Faixa 3</text:span></text:p>
          </draw:text-box>
        </draw:frame>
        <draw:frame draw:style-name="gr7" draw:text-style-name="P8" draw:layer="layout" svg:width="1.653cm" svg:height="0.645cm" draw:transform="rotate (1.58772602053924) translate (9.279cm 6.715cm)">
          <draw:text-box>
            <text:p text:style-name="P7"><text:span text:style-name="T1">Faixa 4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9T19:53:12.782555559</meta:creation-date>
    <dc:date>2021-01-10T00:03:52.661148768</dc:date>
    <meta:editing-duration>PT16M6S</meta:editing-duration>
    <meta:editing-cycles>4</meta:editing-cycles>
    <meta:generator>LibreOffice/6.0.7.3$Linux_X86_64 LibreOffice_project/00m0$Build-3</meta:generator>
    <meta:document-statistic meta:object-count="33"/>
  </office:meta>
</office:document-meta>
</file>